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erlin Sans FB" svg:font-family="'Berlin Sans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No_20_Spacing">
      <style:paragraph-properties fo:margin-left="0cm" fo:margin-right="0cm" fo:text-indent="1.249cm" style:auto-text-indent="false"/>
    </style:style>
    <style:style style:name="P2" style:family="paragraph" style:parent-style-name="No_20_Spacing">
      <style:paragraph-properties fo:margin-left="0cm" fo:margin-right="0cm" fo:text-indent="1.249cm" style:auto-text-indent="false"/>
      <style:text-properties style:font-name="Berlin Sans FB"/>
    </style:style>
    <style:style style:name="P3" style:family="paragraph" style:parent-style-name="List_20_Paragraph">
      <style:paragraph-properties fo:text-align="justify" style:justify-single-word="false"/>
    </style:style>
    <style:style style:name="P4" style:family="paragraph" style:parent-style-name="List_20_Paragraph" style:list-style-name="WWNum4">
      <style:paragraph-properties fo:text-align="justify" style:justify-single-word="false"/>
    </style:style>
    <style:style style:name="P5" style:family="paragraph" style:parent-style-name="List_20_Paragraph" style:list-style-name="WWNum2">
      <style:paragraph-properties fo:text-align="justify" style:justify-single-word="false"/>
    </style:style>
    <style:style style:name="P6" style:family="paragraph" style:parent-style-name="List_20_Paragraph">
      <style:paragraph-properties fo:text-align="justify" style:justify-single-word="false"/>
      <style:text-properties fo:font-weight="bold" fo:background-color="#ffff00" style:font-weight-asian="bold"/>
    </style:style>
    <style:style style:name="P7" style:family="paragraph" style:parent-style-name="List_20_Paragraph">
      <style:paragraph-properties fo:text-align="center" style:justify-single-word="false"/>
      <style:text-properties fo:font-weight="bold" fo:background-color="#ffff00" style:font-weight-asian="bold"/>
    </style:style>
    <style:style style:name="P8" style:family="paragraph" style:parent-style-name="List_20_Paragraph">
      <style:paragraph-properties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color="#000000" style:font-name-complex="Calibri" style:font-size-complex="12pt"/>
    </style:style>
    <style:style style:name="P14" style:family="paragraph" style:parent-style-name="Standard">
      <style:paragraph-properties fo:text-align="justify" style:justify-single-word="false"/>
      <style:text-properties fo:color="#000000" style:font-name-complex="Calibri"/>
    </style:style>
    <style:style style:name="P15" style:family="paragraph" style:parent-style-name="Standard">
      <style:paragraph-properties fo:text-align="center" style:justify-single-word="false"/>
      <style:text-properties fo:color="#000000" fo:font-size="16pt" style:font-size-asian="16pt" style:font-name-complex="Calibri" style:font-size-complex="12pt"/>
    </style:style>
    <style:style style:name="P16" style:family="paragraph" style:parent-style-name="Standard">
      <style:paragraph-properties fo:text-align="center" style:justify-single-word="false"/>
      <style:text-properties fo:font-size="16pt" fo:font-weight="bold" style:font-size-asian="16pt" style:font-weight-asian="bold"/>
    </style:style>
    <style:style style:name="P17" style:family="paragraph" style:parent-style-name="Standard">
      <style:paragraph-properties fo:margin-top="0cm" fo:margin-bottom="0cm" fo:line-height="100%" fo:text-align="justify" style:justify-single-word="false"/>
      <style:text-properties fo:color="#000000" style:font-name-complex="Calibri" style:font-size-complex="12pt"/>
    </style:style>
    <style:style style:name="P18" style:family="paragraph" style:parent-style-name="Standard">
      <style:paragraph-properties fo:margin-top="0cm" fo:margin-bottom="0cm" fo:line-height="100%" fo:text-align="justify" style:justify-single-word="false"/>
    </style:style>
    <style:style style:name="P19" style:family="paragraph" style:parent-style-name="Standard" style:master-page-name="Standard">
      <style:paragraph-properties fo:text-align="justify" style:justify-single-word="false" style:page-number="auto"/>
      <style:text-properties fo:font-size="12pt" fo:font-weight="normal" style:font-size-asian="12pt" style:font-weight-asian="normal" style:font-size-complex="12pt" style:font-weight-complex="normal"/>
    </style:style>
    <style:style style:name="T1" style:family="text">
      <style:text-properties fo:font-size="16pt" fo:font-weight="bold" style:font-size-asian="16pt" style:font-weight-asian="bold"/>
    </style:style>
    <style:style style:name="T2" style:family="text">
      <style:text-properties fo:font-size="16pt" style:font-size-asian="16pt"/>
    </style:style>
    <style:style style:name="T3" style:family="text">
      <style:text-properties fo:color="#000000" style:font-name-complex="Calibri" style:font-size-complex="12pt"/>
    </style:style>
    <style:style style:name="T4" style:family="text">
      <style:text-properties fo:font-weight="bold" style:font-weight-asian="bold"/>
    </style:style>
    <style:style style:name="T5" style:family="text">
      <style:text-properties fo:font-weight="bold" fo:background-color="#ffff00" style:font-weight-asian="bold"/>
    </style:style>
    <style:style style:name="T6" style:family="text">
      <style:text-properties fo:font-size="18pt" fo:font-weight="bold" style:font-size-asian="18pt" style:font-weight-asian="bold"/>
    </style:style>
    <style:style style:name="T7" style:family="text">
      <style:text-properties fo:font-size="18pt" fo:font-weight="bold" style:font-size-asian="16pt" style:font-weight-asian="bold"/>
    </style:style>
    <style:style style:name="T8" style:family="text">
      <style:text-properties fo:font-size="18pt" style:font-size-asian="16pt"/>
    </style:style>
    <style:style style:name="T9" style:family="text">
      <style:text-properties style:font-name="Berlin Sans FB"/>
    </style:style>
    <style:style style:name="T10" style:family="text">
      <style:text-properties style:font-name="Berlin Sans FB" fo:font-weight="bold" style:font-weight-asian="bold"/>
    </style:style>
    <style:style style:name="T1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ara mas complementar Informarcion tambien vease en el manual de usuario <text:s/>adjunto en el archivo </text:p>
      <text:p text:style-name="P9"><text:span text:style-name="T7"/></text:p>
      <text:p text:style-name="P9"><text:span text:style-name="T1">BIENVENIDA</text:span></text:p>
      <text:p text:style-name="P18"><text:span text:style-name="T3">VAPLE te da la más cordial bienvenida. En el presente manual podrás encontrar la información pertinente de interés general que te ayudara a tener un control suficiente sobre cómo manejar e instalar el Sistema “Caja Feliz”. La Universidad del Istmo campus Ixtepec asume la responsabilidad como proyecto educativo y tiene como misión contribuir en el ambiente de participación responsable, apertura, libertad, respeto y critica pro-positiva al desarrollo y la difusión del conocimiento y a la información de profesionales e investigadores con calidad humana y académica, que se comprometan en el servicio a los demás por el logro de una sociedad más libre, productiva, justa y solidaria. Durante más de 10 años la Universidad del Istmo no solo ha sido agente Gactivo del desarrollo de la región, si no que su colaboración cifrada en las funciones de docencia, investigación, difusión, mejora universitario y trabajo comunitario que sustenta los claros principios de libertad y responsabilidad social.</text:span></text:p>
      <text:p text:style-name="P17"/>
      <text:p text:style-name="P18"><text:span text:style-name="T3">La libertad de conciencia, la apertura al dialogo entre todas las corrientes ideológicas, la libertad académica de enseñanza e investigación y un sentido profundo y operante de justicia social, han marcado la tradición de aprender, enseñar, pensar, dialogar, y en suma de un actuar propiamente universitario sin dependencia ni ejecución a intereses económicos o políticos de otra índole.</text:span></text:p>
      <text:p text:style-name="P17"/>
      <text:p text:style-name="P14"/>
      <text:p text:style-name="P12"/>
      <text:p text:style-name="P11"/>
      <text:p text:style-name="P10"><text:span text:style-name="T4">INTRODUCCIÓN</text:span></text:p>
      <text:p text:style-name="P10">Caja Feliz fue desarrollado por un grupo de estudiantes (VAPLE), de la Universidad del Istmo campus Ixtepec, usando herramientas como SQL Server 2005, Java, StarUML, entre otros, para el desarrollo del Software, siempre teniendo como meta el hacer un Sistema versátil y completa, para la administración de prestamos la cual contribuya el éxito de la misma.</text:p>
      <text:p text:style-name="P10">Finalmente queremos agradecerle el haber preferido a VAPLE, y le recordamos que nuestros integrantes se encuentran siempre a su disposición para cualquier consulta o sugerencia, sobre la Caja Feliz, así como demás áreas como son administrativas, contabilidad, nomina, computación ,etc. Todo esto con la finalidad de permitirle transformar su gestión de trabajo en resultados efectivos.</text:p>
      <text:p text:style-name="P10"><text:span text:style-name="T4">INICIO</text:span></text:p>
      <text:p text:style-name="P10">La documentación de Caja Feliz consiste en este Manual de Usuario, en la ayuda electrónica del Sistema y la ayuda electrónica de Windows.</text:p>
      <text:p text:style-name="P10">Este manual contiene la información necesaria para poder instalar y ejecutar el Sistema “Caja Feliz” en su computadora, de acuerdo a las características de su Empresa. Además de hacer un recorrido por las principales opciones del Sistema, para poder configurar el Sistema de manera adecuada es importante que lea los tópicos “Altas, Bajas, Modificaciones, Consultas, Préstamos, <text:s/>Cobros, Inicio de sesión, proceso de instalación”. Una vez que usted ya haya instalado correctamente el Sistema podrá consultar la ayuda que aparece dentro del Sistema, en el submenú ayuda, localizada en la barra de herramientas, la cual activara automáticamente la ayuda correspondiente a la que usted haya elegido.</text:p>
      <text:p text:style-name="P10"><text:span text:style-name="T4">OBJETIVOS DEL MANUAL</text:span></text:p>
      <text:p text:style-name="P10">Los objetivos del manual de usuario son:</text:p>
      <text:list xml:id="list36426854" text:style-name="WWNum4">
        <text:list-item>
          <text:p text:style-name="P4">Ayudarte a instalar y manejar el sistema “Caja Feliz”</text:p>
        </text:list-item>
        <text:list-item>
          <text:p text:style-name="P4">Proporcionar una guía de los diferentes pasos de la instalación y la ejecución del mismo.</text:p>
        </text:list-item>
        <text:list-item>
          <text:p text:style-name="P4">Descubrir los tipos de usuario/empleados que tiene y los permisos que estos adquieren.</text:p>
        </text:list-item>
        <text:list-item>
          <text:p text:style-name="P4">Proporcionar información detallada, acerca de las funcionalidades que realiza “Caja Feliz”.</text:p>
        </text:list-item>
      </text:list>
      <text:p text:style-name="P11"/>
      <text:p text:style-name="P10"><text:soft-page-break/><text:span text:style-name="T4">COMO USAR EL MANUAL DE “CAJA FELIZ” </text:span></text:p>
      <text:p text:style-name="P10"><text:span text:style-name="T4">Requisitos de Hardware y Software</text:span></text:p>
      <text:p text:style-name="P10">Para poder instalar y ejecutar el Sistema “Caja Feliz” en su equipo debe tener como <text:span text:style-name="T4">mínimo</text:span>, las siguientes características.</text:p>
      <text:list xml:id="list36502003" text:continue-numbering="true" text:style-name="WWNum4">
        <text:list-item>
          <text:p text:style-name="P4">Sistema operativo Windows seven o vista.</text:p>
        </text:list-item>
        <text:list-item>
          <text:p text:style-name="P4">Procesador de 8.6 GB</text:p>
        </text:list-item>
        <text:list-item>
          <text:p text:style-name="P4">Tarjeta Gráfica de 800MB</text:p>
        </text:list-item>
        <text:list-item>
          <text:p text:style-name="P4">Mínimo 1GB de espacio libre en el Disco duro</text:p>
        </text:list-item>
      </text:list>
      <text:p text:style-name="P10">Para instalar y ejecutar el Sistema “Caja Feliz” en su equipo de forma <text:span text:style-name="T4">recomendada</text:span> y obtener un mejor rendimiento entonces, debe tener <text:s/>las siguientes características.</text:p>
      <text:list xml:id="list36502791" text:continue-numbering="true" text:style-name="WWNum4">
        <text:list-item>
          <text:p text:style-name="P4">Sistema </text:p>
        </text:list-item>
        <text:list-item>
          <text:p text:style-name="P4">Procesador Dual Core2GB </text:p>
        </text:list-item>
        <text:list-item>
          <text:p text:style-name="P4">Tarjeta gráfica 256 MB</text:p>
        </text:list-item>
        <text:list-item>
          <text:p text:style-name="P4">10 GB de espacio libre en el disco duro.</text:p>
        </text:list-item>
      </text:list>
      <text:p text:style-name="P10"><text:span text:style-name="T4">Ediciones de “Caja Feliz”</text:span></text:p>
      <text:p text:style-name="P10">El Sistema de gestión de préstamos está disponible en la versión 1.0, la cual no dice que:</text:p>
      <text:list xml:id="list36419901" text:style-name="WWNum2">
        <text:list-item>
          <text:p text:style-name="P5"><text:span text:style-name="T4">“Caja Feliz Versión 1.0”:</text:span> Es su primer lanzamiento la cual cumple con las necesidades del cliente, y esta es ideal para aquellas Empresas/Personas que solo necesitan correr el Sistema en sus ordenadores, así como hacer altas, bajas, consultas, etc., pero estas personas no tienen acceso al código fuente.</text:p>
        </text:list-item>
      </text:list>
      <text:p text:style-name="P10"><text:span text:style-name="T4">Implantación de “Caja Feliz”</text:span></text:p>
      <text:p text:style-name="P10">La implantación o puesta en funcionamiento del Sistema de Gestión de Prestamos “Caja Feliz” en su Empresa, más que un proyecto de informática, debe ser vista como un proyecto de negocios que involucra a los usuarios de cada uno de los procesos que se ejecutan en cada departamento de la Empresa.</text:p>
      <text:p text:style-name="P10">Para implementar el Sistema es necesario ejecutar un conjunto de actividades, algunas de la cuales son tipo técnico, pero la mayoría son de tipo funcional. Las actividades más importantes a llevar a cabo son:</text:p>
      <text:list xml:id="list36488799" text:continue-numbering="true" text:style-name="WWNum2">
        <text:list-item>
          <text:p text:style-name="P5">Instalación del Sistema</text:p>
        </text:list-item>
        <text:list-item>
          <text:p text:style-name="P5">Análisis de los procesos actuales de la Empresa</text:p>
        </text:list-item>
      </text:list>
      <text:p text:style-name="P11"/>
      <text:p text:style-name="P11"/>
      <text:p text:style-name="P10"><text:span text:style-name="T4">CAPITULO 1</text:span></text:p>
      <text:p text:style-name="P10"><text:span text:style-name="T4">INICIO DEL SISTEMA</text:span></text:p>
      <text:p text:style-name="P10">A continuación se citaran una serie de pasos de acuerdo a cada una de las funcionalidades con que cuenta el sistema “Caja Feliz”.</text:p>
      <text:p text:style-name="P3"><text:span text:style-name="T5">Paso 1: INICIO DEL SISTEMA</text:span></text:p>
      <text:p text:style-name="P3">Como primer paso se corre el Sistema desde el IDE de Java, en este caso se ocupó Eclipse.</text:p>
      <text:p text:style-name="P6"/>
      <text:p text:style-name="P3"><text:span text:style-name="T5">Paso 2: INICIO DE SESIÓN EN EL SISTMA</text:span></text:p>
      <text:p text:style-name="P3">Posteriormente de haber corrido sistema, primero le aparecerá una ventana, la cual solicitara que el usuario que manejara el sistema, enseguida de la solicitud de la contraseña, terminado esto dar clic sobre el botón que aparece en la parte inferior de ingresar, en caso de que los datos sean correctos, aparecerá en segundos el panel principal del sistema, en caso contrario entonces mandara un mensaje de error, debido a que la contraseña ingresada fue incorrecta. Como se muestra en la figura 1.</text:p>
      <text:p text:style-name="P7"/>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Figura 1: ventana de acceso al sistema</text:p>
      <text:p text:style-name="P3"/>
      <text:p text:style-name="P3">Ahora se tiene que rellenar cada uno de los campos indicados en la figura 1, como se muestra en la Figura 2, en caso de que la contraseña sea correcta le aparecerá un mensaje como indica la figura 3 y después, aparecerá el panel principal como se muestra en la figura 5, si no entonces significa que la contraseña es incorrecta y le mostrara un mensaje como en la figura 4.</text:p>
      <text:p text:style-name="P3"/>
      <text:p text:style-name="P8">Figura 2: Iniciando Sesión en el Sistema</text:p>
      <text:p text:style-name="P8"/>
      <text:p text:style-name="P8"/>
      <text:p text:style-name="P8">Figura 3: Ventana que indica que la contraseña fue correctamente ingresada</text:p>
      <text:p text:style-name="P8"/>
      <text:p text:style-name="P8"/>
      <text:p text:style-name="P8">Figura 4: Ventana que aparece cuando la contraseña es incorrecta</text:p>
      <text:p text:style-name="P3"/>
      <text:p text:style-name="List_20_Paragraph"/>
      <text:p text:style-name="P8">Figura 5: Panel principal del Sistema</text:p>
      <text:p text:style-name="P6"/>
      <text:p text:style-name="P3"><text:span text:style-name="T5">Paso 3: Panel principal de Clientes</text:span></text:p>
      <text:p text:style-name="P3">Antes de ver el panel principal de clientes usted debe de ir a la barra de herramientas en el menú como se muestra en la figura 6.enseguida de darle clic a la opción clientes entonces se muestra el panel solicitado.</text:p>
      <text:p text:style-name="P8"/>
      <text:p text:style-name="P8">Figura 6: Acceso a Clientes desde el la barra de herramientas</text:p>
      <text:p text:style-name="P8"/>
      <text:p text:style-name="P3">En la figura 7, se encuentra relacionado con los clientes, en donde en la parte inferior derecha se encuentra un submenú en donde aparecen luna opciones adicionales con relacionados con los clientes, en la parte superior derecha se encuentran las diferentes opciones que se pueden realizar, como son, una alta, modificación, eliminar, limpiar, imprimir la lista de los clientes e imprimir los datos de un solo empleado. Además en la parte superior central se puede notar un submenú para hacer diferentes tipos de consultas. También en la parte superior izquierda se muestra una lista de clientes que están dados de alta en el sistema. Y en la parte inferior izquierda se encontrará el submenú con los campos para poder dar de alta a un nuevo cliente.</text:p>
      <text:p text:style-name="P3"/>
      <text:p text:style-name="P8">Figura 7: Panel principal de Clientes</text:p>
      <text:p text:style-name="P3"/>
      <text:p text:style-name="No_20_Spacing"><text:span text:style-name="T11">Paso 4: Panel de préstamos</text:span></text:p>
      <text:p text:style-name="P10">En la Figura 8, se encuentra los paneles referentes a los préstamos o amortizaciones, se puede notar en el submenú de la parte superior derecha los campos que son necesarios para poder calcular el préstamo, un botón de limpiar las cuadros y un botón que manda a imprimir un reporte , es decir manda una lista de amortización de acuerdo a la modo de préstamo solicitado., además en la parte superior izquierda se encuentra submenú en donde aparece una lista de campos que se tienen que rellenar para poder otorgar el préstamo, también en la parte inferior se muestra un panel en donde aparece una lista de amortizaciones de acuerdo al monto del préstamo otorgado cabe aclarara que <text:soft-page-break/>aquí ya vienen registradas las fechas en que se tienen que realizar los pagos.</text:p>
      <text:p text:style-name="P10"/>
      <text:p text:style-name="P9">Figura 8: Panel principal de préstamos o amortizaciones</text:p>
      <text:p text:style-name="P10">En la figura 8, se muestra un reporte generado de acuerdo a las amortizaciones del préstamo otorgado anteriormente.</text:p>
      <text:p text:style-name="P10"/>
      <text:p text:style-name="P10"/>
      <text:p text:style-name="P10">Para mas complementar Informarcion tambien vease en el manual de usuario <text:s/>adjunto en el archivo </text:p>
      <text:p text:style-name="P13"><text:span text:style-name="T1"/></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erlin Sans FB" svg:font-family="'Berlin Sans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style style:name="No_20_Spacing" style:display-name="No Spacing" style:family="paragraph"/>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7T16:30:48.06</meta:creation-date>
    <meta:document-statistic meta:table-count="0" meta:image-count="0" meta:object-count="0" meta:page-count="4" meta:paragraph-count="59" meta:word-count="1440" meta:character-count="8658"/>
    <dc:date>2012-02-17T16:36:51.37</dc:date>
    <meta:editing-duration>PT00H06M03S</meta:editing-duration>
    <meta:editing-cycles>1</meta:editing-cycles>
    <meta:generator>OpenOffice.org/3.2$Win32 OpenOffice.org_project/320m18$Build-9502</meta:generator>
  </office:meta>
</office:document-meta>
</file>